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/>
    <style:font-face style:name="Futura Std Condensed1" svg:font-family="'Futura Std Condense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style:text-underline-style="solid" style:text-underline-type="double" style:text-underline-width="auto" style:text-underline-color="font-color" fo:font-weight="normal" officeooo:rsid="0026f440" officeooo:paragraph-rsid="001f7018" fo:background-color="transparent" style:font-name-asian="Futura Std Condensed Light" style:font-size-asian="18pt" style:font-name-complex="Futura Std Condensed Light" style:font-size-complex="18pt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none" fo:font-weight="normal" officeooo:rsid="004390f3" officeooo:paragraph-rsid="004390f3" fo:background-color="transparent" style:font-name-asian="Futura Std Condensed Light" style:font-size-asian="18pt" style:font-name-complex="Futura Std Condensed Light" style:font-size-complex="18pt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none" fo:font-weight="normal" officeooo:rsid="004390f3" officeooo:paragraph-rsid="00448b4e" fo:background-color="transparent" style:font-name-asian="Futura Std Condensed Light" style:font-size-asian="18pt" style:font-name-complex="Futura Std Condensed Light" style:font-size-complex="18pt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none" fo:font-weight="normal" officeooo:rsid="0045d707" officeooo:paragraph-rsid="0045d707" fo:background-color="transparent" style:font-name-asian="Futura Std Condensed Light" style:font-size-asian="18pt" style:font-name-complex="Futura Std Condensed Light" style:font-size-complex="18pt"/>
    </style:style>
    <style:style style:name="P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24pt" fo:language="en" fo:country="US" style:text-underline-style="solid" style:text-underline-type="double" style:text-underline-width="auto" style:text-underline-color="font-color" fo:font-weight="normal" officeooo:paragraph-rsid="001f7018" fo:background-color="transparent" style:font-name-asian="Futura Std Condensed1" style:font-name-complex="Futura Std Condensed1"/>
    </style:style>
    <style:style style:name="P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24pt" fo:language="en" fo:country="US" style:text-underline-style="solid" style:text-underline-type="double" style:text-underline-width="auto" style:text-underline-color="font-color" fo:font-weight="normal" officeooo:paragraph-rsid="004390f3" fo:background-color="transparent" style:font-name-asian="Futura Std Condensed1" style:font-name-complex="Futura Std Condensed1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1" fo:font-size="18pt" fo:language="en" fo:country="US" style:text-underline-style="solid" style:text-underline-type="double" style:text-underline-width="auto" style:text-underline-color="font-color" fo:font-weight="normal" officeooo:rsid="0026f440" officeooo:paragraph-rsid="0040e749" fo:background-color="transparent" style:font-name-asian="Futura Std Condensed Light" style:font-size-asian="18pt" style:font-name-complex="Futura Std Condensed Light" style:font-size-complex="18pt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1" fo:font-size="18pt" fo:language="en" fo:country="US" style:text-underline-style="none" fo:font-weight="normal" officeooo:rsid="004390f3" officeooo:paragraph-rsid="00448b4e" fo:background-color="transparent" style:font-name-asian="Futura Std Condensed Light" style:font-size-asian="18pt" style:font-name-complex="Futura Std Condensed Light" style:font-size-complex="18pt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1" fo:font-size="18pt" fo:language="en" fo:country="US" style:text-underline-style="none" fo:font-weight="normal" officeooo:rsid="00448b4e" officeooo:paragraph-rsid="00448b4e" fo:background-color="transparent" style:font-name-asian="Futura Std Condensed Light" style:font-size-asian="18pt" style:font-name-complex="Futura Std Condensed Light" style:font-size-complex="18pt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1" fo:font-size="18pt" fo:language="en" fo:country="US" style:text-underline-style="none" fo:font-weight="normal" officeooo:rsid="00448b4e" officeooo:paragraph-rsid="004390f3" fo:background-color="transparent" style:font-name-asian="Futura Std Condensed Light" style:font-size-asian="18pt" style:font-name-complex="Futura Std Condensed Light" style:font-size-complex="18pt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1" fo:font-size="18pt" fo:language="en" fo:country="US" style:text-underline-style="none" fo:font-weight="normal" officeooo:rsid="00448b4e" officeooo:paragraph-rsid="00448b4e" fo:background-color="transparent" style:font-name-asian="Futura Std Condensed Light" style:font-size-asian="18pt" style:font-name-complex="Futura Std Condensed Light" style:font-size-complex="18pt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none" fo:font-weight="normal" officeooo:rsid="0045d707" officeooo:paragraph-rsid="00486639" fo:background-color="transparent" style:font-name-asian="Futura Std Condensed Light" style:font-size-asian="18pt" style:font-name-complex="Futura Std Condensed Light" style:font-size-complex="18pt"/>
    </style:style>
    <style:style style:name="T1" style:family="text">
      <style:text-properties officeooo:rsid="0040e749"/>
    </style:style>
    <style:style style:name="T2" style:family="text">
      <style:text-properties officeooo:rsid="004390f3"/>
    </style:style>
    <style:style style:name="T3" style:family="text">
      <style:text-properties style:text-underline-style="solid" style:text-underline-width="auto" style:text-underline-color="font-color" officeooo:rsid="00448b4e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officeooo:rsid="00448b4e"/>
    </style:style>
    <style:style style:name="T6" style:family="text">
      <style:text-properties fo:color="#000000" loext:opacity="100%" officeooo:rsid="00486639"/>
    </style:style>
    <style:style style:name="T7" style:family="text">
      <style:text-properties officeooo:rsid="0045d707"/>
    </style:style>
    <style:style style:name="T8" style:family="text">
      <style:text-properties style:font-name="Futura Std Condensed" officeooo:rsid="00448b4e"/>
    </style:style>
    <style:style style:name="T9" style:family="text">
      <style:text-properties officeooo:rsid="00448b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- <text:span text:style-name="T2">Aidez-nous à corriger/équilibrer le jeu</text:span> -</text:p>
      <text:p text:style-name="P6">- <text:span text:style-name="T1">H</text:span><text:span text:style-name="T2">elp us </text:span><text:span text:style-name="T7">fix/</text:span><text:span text:style-name="T2">balance the game</text:span> -</text:p>
      <text:p text:style-name="P1"/>
      <text:p text:style-name="P1"/>
      <text:p text:style-name="P2"><text:span text:style-name="T5">Aidez-nous en nous écrivant à :</text:span><text:span text:style-name="T4"> </text:span><text:a xlink:type="simple" xlink:href="mailto:domestique.baston@gmail.com" text:style-name="Internet_20_link" text:visited-style-name="Visited_20_Internet_20_Link">domestique.baston@gmail.com</text:a></text:p>
      <text:p text:style-name="P2"><text:span text:style-name="T5">sur</text:span><text:span text:style-name="T4"> </text:span>twitter<text:span text:style-name="T4"> </text:span><text:span text:style-name="T5">ici </text:span><text:span text:style-name="T4">: </text:span><text:a xlink:type="simple" xlink:href="https://twitter.com/DomestiqueB" text:style-name="Internet_20_link" text:visited-style-name="Visited_20_Internet_20_Link">https://twitter.com/DomestiqueB</text:a><text:span text:style-name="T4"> </text:span><text:span text:style-name="T5">(eventually use </text:span><text:span text:style-name="T3">#domestiquebaston</text:span><text:span text:style-name="T5">)</text:span></text:p>
      <text:p text:style-name="P2"><text:span text:style-name="T5">sur</text:span><text:span text:style-name="T4"> </text:span>itch.io<text:span text:style-name="T4"> </text:span><text:span text:style-name="T5">ici </text:span><text:span text:style-name="T4">: </text:span><text:a xlink:type="simple" xlink:href="https://domestique-baston.itch.io/domestique-baston" text:style-name="Internet_20_link" text:visited-style-name="Visited_20_Internet_20_Link">https://domestique-baston.itch.io/domestique-baston</text:a><text:span text:style-name="T4"> </text:span><text:span text:style-name="T5">dans la section commentaires</text:span></text:p>
      <text:p text:style-name="P10"/>
      <text:p text:style-name="P4"><text:span text:style-name="T5">S</text:span><text:span text:style-name="T4">ources sur </text:span>GitHub<text:span text:style-name="T4"> ici : </text:span><text:a xlink:type="simple" xlink:href="https://github.com/DomestiqueBaston" text:style-name="Internet_20_link" text:visited-style-name="Visited_20_Internet_20_Link">https://github.com/DomestiqueBaston</text:a></text:p>
      <text:p text:style-name="P12"><text:span text:style-name="T6">Ce jeu est distribué sous licenses</text:span><text:span text:style-name="T4"> </text:span><text:a xlink:type="simple" xlink:href="https://itch.io/games/code-gpl3" text:style-name="Internet_20_link" text:visited-style-name="Visited_20_Internet_20_Link"><text:span text:style-name="T8">GNU General Public License v3.0 (GPL)</text:span></text:a><text:span text:style-name="T5"> </text:span><text:span text:style-name="T6">et</text:span><text:span text:style-name="T4"> </text:span><text:a xlink:type="simple" xlink:href="https://itch.io/games/assets-cc4-by-nc-sa" text:style-name="Internet_20_link" text:visited-style-name="Visited_20_Internet_20_Link">Creative Commons Attribution_NonCommercial_ShareAlike v4.0</text:a></text:p>
      <text:p text:style-name="P7"/>
      <text:p text:style-name="P7"/>
      <text:p text:style-name="P7"/>
      <text:p text:style-name="P3"><text:span text:style-name="T4">Please consider sending us some help about the game at </text:span><text:a xlink:type="simple" xlink:href="mailto:domestique.baston@gmail.com" text:style-name="Internet_20_link" text:visited-style-name="Visited_20_Internet_20_Link">domestique.baston@gmail.com</text:a></text:p>
      <text:p text:style-name="P3"><text:span text:style-name="T4">on </text:span>twitter<text:span text:style-name="T4"> here: </text:span><text:a xlink:type="simple" xlink:href="https://twitter.com/DomestiqueB" text:style-name="Internet_20_link" text:visited-style-name="Visited_20_Internet_20_Link">https://twitter.com/DomestiqueB</text:a><text:span text:style-name="T4"> </text:span><text:span text:style-name="T5">(eventually use </text:span><text:span text:style-name="T3">#domestiquebaston</text:span><text:span text:style-name="T5">)</text:span></text:p>
      <text:p text:style-name="P3"><text:span text:style-name="T4">on </text:span>itch.io<text:span text:style-name="T4"> here: </text:span><text:a xlink:type="simple" xlink:href="https://domestique-baston.itch.io/domestique-baston" text:style-name="Internet_20_link" text:visited-style-name="Visited_20_Internet_20_Link">https://domestique-baston.itch.io/domestique-baston</text:a><text:span text:style-name="T4"> </text:span><text:span text:style-name="T5">in the comment section</text:span></text:p>
      <text:p text:style-name="P11"/>
      <text:p text:style-name="P4"><text:span text:style-name="T5">Sources </text:span><text:span text:style-name="T4">on</text:span><text:span text:style-name="T5"> </text:span><text:span text:style-name="T9">GitHub</text:span><text:span text:style-name="T5"> </text:span><text:span text:style-name="T4">here</text:span><text:span text:style-name="T5">: </text:span><text:a xlink:type="simple" xlink:href="https://github.com/DomestiqueBaston" text:style-name="Internet_20_link" text:visited-style-name="Visited_20_Internet_20_Link">https://github.com/DomestiqueBaston</text:a></text:p>
      <text:p text:style-name="P4"><text:span text:style-name="T4">This game is distributed under </text:span><text:a xlink:type="simple" xlink:href="https://itch.io/games/code-gpl3" text:style-name="Internet_20_link" text:visited-style-name="Visited_20_Internet_20_Link"><text:span text:style-name="T8">GNU General Public License v3.0 (GPL)</text:span></text:a><text:span text:style-name="T5"> </text:span><text:span text:style-name="T4">and </text:span><text:a xlink:type="simple" xlink:href="https://itch.io/games/assets-cc4-by-nc-sa" text:style-name="Internet_20_link" text:visited-style-name="Visited_20_Internet_20_Link">Creative Commons Attribution_NonCommercial_ShareAlike v4.0</text:a><text:span text:style-name="T4"> licenses</text:span></text:p>
      <text:p text:style-name="P11"/>
      <text:p text:style-name="P11"/>
      <text:p text:style-name="P8"/>
      <text:p text:style-name="P8"/>
      <text:p text:style-name="P9">Merci à tous.<text:line-break/>Thank you al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/>
    <style:font-face style:name="Futura Std Condensed1" svg:font-family="'Futura Std Condense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7T16:04:03.956000000</meta:creation-date>
    <dc:date>2022-08-31T11:53:05.099000000</dc:date>
    <meta:editing-duration>PT8H12M59S</meta:editing-duration>
    <meta:editing-cycles>25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13" meta:word-count="115" meta:character-count="993" meta:non-whitespace-character-count="891"/>
  </office:meta>
</office:document-meta>
</file>